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G3:SVM.G3 SVM.B4:SVM.B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1.4mm" svg:y="408.86mm">
            <draw:object draw:notify-on-update-of-ranges="SVM.B74:SVM.B77 SVM.G73:SVM.G73 SVM.G74:SVM.G77 SVM.H73:SVM.H73 SVM.H74:SVM.H77 SVM.I73:SVM.I73 SVM.I74:SVM.I77 SVM.J73:SVM.J73 SVM.J74:SVM.J77 SVM.K73:SVM.K73 SVM.K74:SVM.K77 SVM.L73:SVM.L73 SVM.L74:SVM.L77 SVM.M73:SVM.M73 SVM.M74:SVM.M77 SVM.N73:SVM.N73 SVM.N74:SVM.N77 SVM.O73:SVM.O73 SVM.O74:SVM.O77 SVM.P73:SVM.P73 SVM.P74:SVM.P7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89.61mm" svg:y="410.42mm">
            <draw:object draw:notify-on-update-of-ranges="SVM.B78:SVM.B81 SVM.G73:SVM.G73 SVM.G78:SVM.G81 SVM.H73:SVM.H73 SVM.H78:SVM.H81 SVM.I73:SVM.I73 SVM.I78:SVM.I81 SVM.J73:SVM.J73 SVM.J78:SVM.J81 SVM.K73:SVM.K73 SVM.K78:SVM.K81 SVM.L73:SVM.L73 SVM.L78:SVM.L81 SVM.M73:SVM.M73 SVM.M78:SVM.M81 SVM.N73:SVM.N73 SVM.N78:SVM.N81 SVM.O73:SVM.O73 SVM.O78:SVM.O81 SVM.P73:SVM.P73 SVM.P78:SVM.P8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H4]+[.I4])/2" office:value-type="float" office:value="0.648" calcext:value-type="float">
            <text:p>0,648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699" calcext:value-type="float">
            <text:p>0,699</text:p>
          </table:table-cell>
          <table:table-cell table:style-name="ce3" table:formula="of:=([.K4]+[.L4])/2" office:value-type="float" office:value="0.6465" calcext:value-type="float">
            <text:p>0,646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table:formula="of:=([.H5]+[.I5])/2" office:value-type="float" office:value="0.6495" calcext:value-type="float">
            <text:p>0,6495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5]+[.L5])/2" office:value-type="float" office:value="0.648" calcext:value-type="float">
            <text:p>0,648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H6]+[.I6])/2" office:value-type="float" office:value="0.6515" calcext:value-type="float">
            <text:p>0,6515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6]+[.L6])/2" office:value-type="float" office:value="0.65" calcext:value-type="float">
            <text:p>0,6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0.666" calcext:value-type="float">
            <text:p>0,666</text:p>
          </table:table-cell>
          <table:table-cell table:style-name="ce3" table:formula="of:=([.H7]+[.I7])/2" office:value-type="float" office:value="0.653" calcext:value-type="float">
            <text:p>0,653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7" calcext:value-type="float">
            <text:p>0,7</text:p>
          </table:table-cell>
          <table:table-cell table:style-name="ce3" table:formula="of:=([.K7]+[.L7])/2" office:value-type="float" office:value="0.6515" calcext:value-type="float">
            <text:p>0,651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8]+[.I8])/2" office:value-type="float" office:value="0.6525" calcext:value-type="float">
            <text:p>0,6525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8]+[.L8])/2" office:value-type="float" office:value="0.6515" calcext:value-type="float">
            <text:p>0,651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H9]+[.I9])/2" office:value-type="float" office:value="0.6535" calcext:value-type="float">
            <text:p>0,653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9]+[.L9])/2" office:value-type="float" office:value="0.6525" calcext:value-type="float">
            <text:p>0,652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10]+[.I10])/2" office:value-type="float" office:value="0.654" calcext:value-type="float">
            <text:p>0,654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table:formula="of:=([.K10]+[.L10])/2" office:value-type="float" office:value="0.6535" calcext:value-type="float">
            <text:p>0,653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1]+[.I11])/2" office:value-type="float" office:value="0.6525" calcext:value-type="float">
            <text:p>0,652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K11]+[.L11])/2" office:value-type="float" office:value="0.6525" calcext:value-type="float">
            <text:p>0,652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2]+[.I12])/2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K12]+[.L12])/2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3]+[.I13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13]+[.L13])/2" office:value-type="float" office:value="0.651" calcext:value-type="float">
            <text:p>0,65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4]+[.I14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14]+[.L14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15]+[.I15])/2" office:value-type="float" office:value="0.65" calcext:value-type="float">
            <text:p>0,65</text:p>
          </table:table-cell>
          <table:table-cell table:style-name="ce3" office:value-type="float" office:value="0.634" calcext:value-type="float">
            <text:p>0,634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15]+[.L15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16]+[.I16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16]+[.L16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17]+[.I17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17]+[.L17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3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H41]+[.I41])/2" office:value-type="float" office:value="0.648" calcext:value-type="float">
            <text:p>0,648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table:formula="of:=([.K41]+[.L41])/2" office:value-type="float" office:value="0.6465" calcext:value-type="float">
            <text:p>0,646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H42]+[.I42])/2" office:value-type="float" office:value="0.651" calcext:value-type="float">
            <text:p>0,651</text:p>
          </table:table-cell>
          <table:table-cell table:style-name="ce3" office:value-type="float" office:value="0.598" calcext:value-type="float">
            <text:p>0,598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42]+[.L42])/2" office:value-type="float" office:value="0.6495" calcext:value-type="float">
            <text:p>0,6495</text:p>
          </table:table-cell>
          <table:table-cell table:style-name="ce3" office:value-type="float" office:value="0.617" calcext:value-type="float">
            <text:p>0,617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43]+[.I43])/2" office:value-type="float" office:value="0.651" calcext:value-type="float">
            <text:p>0,651</text:p>
          </table:table-cell>
          <table:table-cell table:style-name="ce3" office:value-type="float" office:value="0.605" calcext:value-type="float">
            <text:p>0,60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43]+[.L43])/2" office:value-type="float" office:value="0.65" calcext:value-type="float">
            <text:p>0,65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44]+[.I44])/2" office:value-type="float" office:value="0.6515" calcext:value-type="float">
            <text:p>0,651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K44]+[.L44])/2" office:value-type="float" office:value="0.6515" calcext:value-type="float">
            <text:p>0,651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45]+[.I45])/2" office:value-type="float" office:value="0.6475" calcext:value-type="float">
            <text:p>0,647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45]+[.L45])/2" office:value-type="float" office:value="0.648" calcext:value-type="float">
            <text:p>0,648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,642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H46]+[.I46])/2" office:value-type="float" office:value="0.641" calcext:value-type="float">
            <text:p>0,641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6]+[.L46])/2" office:value-type="float" office:value="0.638" calcext:value-type="float">
            <text:p>0,638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09" calcext:value-type="float">
            <text:p>0,609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table:formula="of:=([.H47]+[.I47])/2" office:value-type="float" office:value="0.6355" calcext:value-type="float">
            <text:p>0,635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7]+[.L47])/2" office:value-type="float" office:value="0.6355" calcext:value-type="float">
            <text:p>0,635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6" calcext:value-type="float">
            <text:p>0,656</text:p>
          </table:table-cell>
          <table:table-cell table:style-name="ce3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H48]+[.I48])/2" office:value-type="float" office:value="0.6345" calcext:value-type="float">
            <text:p>0,634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48" calcext:value-type="float">
            <text:p>0,648</text:p>
          </table:table-cell>
          <table:table-cell table:style-name="ce3" table:formula="of:=([.K48]+[.L48])/2" office:value-type="float" office:value="0.635" calcext:value-type="float">
            <text:p>0,63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14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4]+[.I74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74]+[.L74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75]+[.I75])/2" office:value-type="float" office:value="0.6525" calcext:value-type="float">
            <text:p>0,652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75]+[.L75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76]+[.I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6]+[.L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H77]+[.I77])/2" office:value-type="float" office:value="0.649" calcext:value-type="float">
            <text:p>0,649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77]+[.L77])/2" office:value-type="float" office:value="0.6495" calcext:value-type="float">
            <text:p>0,649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8]+[.I78])/2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8]+[.L78])/2" office:value-type="float" office:value="0.651" calcext:value-type="float">
            <text:p>0,651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8]+[.O78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79]+[.I79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79]+[.L79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9]+[.O79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H80]+[.I80])/2" office:value-type="float" office:value="0.6505" calcext:value-type="float">
            <text:p>0,650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K80]+[.L80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0]+[.O8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H81]+[.I81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1]+[.L81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1]+[.O81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2]+[.I82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2]+[.L82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2]+[.O82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3]+[.I83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3]+[.L83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3]+[.O83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4]+[.I84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4]+[.L84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4]+[.O84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5]+[.I85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5]+[.L85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5]+[.O85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6]+[.I86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6]+[.L86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6]+[.O86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7]+[.I87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7]+[.L87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7]+[.O87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8]+[.I88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8]+[.L88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8]+[.O88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3" table:formula="of:=([.H89]+[.I89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K89]+[.L89])/2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([.N89]+[.O89])/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  <table:table-row table:style-name="ro2">
          <table:table-cell/>
          <table:covered-table-cell table:number-columns-repeated="15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4 MLP.F3:MLP.F3 MLP.F4:MLP.F14 MLP.G3:MLP.G3 MLP.G4:MLP.G14 MLP.H3:MLP.H3 MLP.H4:MLP.H14 MLP.I3:MLP.I3 MLP.I4:MLP.I14 MLP.J3:MLP.J3 MLP.J4:MLP.J14 MLP.K3:MLP.K3 MLP.K4:MLP.K14 MLP.L3:MLP.L3 MLP.L4:MLP.L14 MLP.M3:MLP.M3 MLP.M4:MLP.M14 MLP.N3:MLP.N3 MLP.N4:MLP.N14 MLP.O3:MLP.O3 MLP.O4:MLP.O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C26:MLP.C36 MLP.F25:MLP.F25 MLP.F26:MLP.F36 MLP.G25:MLP.G25 MLP.G26:MLP.G36 MLP.H25:MLP.H25 MLP.H26:MLP.H36 MLP.I25:MLP.I25 MLP.I26:MLP.I36 MLP.J25:MLP.J25 MLP.J26:MLP.J36 MLP.K25:MLP.K25 MLP.K26:MLP.K36 MLP.L25:MLP.L25 MLP.L26:MLP.L36 MLP.M25:MLP.M25 MLP.M26:MLP.M36 MLP.N25:MLP.N25 MLP.N26:MLP.N36 MLP.O25:MLP.O25 MLP.O26:MLP.O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43.8mm" svg:y="195.52mm">
            <draw:object draw:notify-on-update-of-ranges="MLP.C46:MLP.C61 MLP.F45:MLP.F45 MLP.F46:MLP.F61 MLP.G45:MLP.G45 MLP.G46:MLP.G61 MLP.H45:MLP.H45 MLP.H46:MLP.H61 MLP.I45:MLP.I45 MLP.I46:MLP.I61 MLP.J45:MLP.J45 MLP.J46:MLP.J61 MLP.K45:MLP.K45 MLP.K46:MLP.K61 MLP.L45:MLP.L45 MLP.L46:MLP.L61 MLP.M45:MLP.M45 MLP.M46:MLP.M61 MLP.N45:MLP.N45 MLP.N46:MLP.N61 MLP.O45:MLP.O45 MLP.O46:MLP.O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2" table:number-rows-repeated="4">
          <table:table-cell/>
          <table:table-cell table:style-name="ce4" table:number-columns-repeated="3"/>
          <table:table-cell/>
          <table:table-cell table:style-name="ce4" table:number-columns-repeated="10"/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" calcext:value-type="float">
            <text:p>0,56</text:p>
          </table:table-cell>
          <table:table-cell office:value-type="float" office:value="0.536" calcext:value-type="float">
            <text:p>0,536</text:p>
          </table:table-cell>
          <table:table-cell office:value-type="float" office:value="0.576" calcext:value-type="float">
            <text:p>0,576</text:p>
          </table:table-cell>
          <table:table-cell table:formula="of:=([.G26]+[.H26])/2" office:value-type="float" office:value="0.556" calcext:value-type="float">
            <text:p>0,556</text:p>
          </table:table-cell>
          <table:table-cell office:value-type="float" office:value="0.445" calcext:value-type="float">
            <text:p>0,445</text:p>
          </table:table-cell>
          <table:table-cell office:value-type="float" office:value="0.662" calcext:value-type="float">
            <text:p>0,662</text:p>
          </table:table-cell>
          <table:table-cell table:formula="of:=([.J26]+[.K26])/2" office:value-type="float" office:value="0.5535" calcext:value-type="float">
            <text:p>0,5535</text:p>
          </table:table-cell>
          <table:table-cell office:value-type="float" office:value="0.487" calcext:value-type="float">
            <text:p>0,487</text:p>
          </table:table-cell>
          <table:table-cell office:value-type="float" office:value="0.616" calcext:value-type="float">
            <text:p>0,616</text:p>
          </table:table-cell>
          <table:table-cell table:formula="of:=([.M26]+[.N26])/2" office:value-type="float" office:value="0.5515" calcext:value-type="float">
            <text:p>0,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4" calcext:value-type="float">
            <text:p>0,564</text:p>
          </table:table-cell>
          <table:table-cell office:value-type="float" office:value="0.545" calcext:value-type="float">
            <text:p>0,545</text:p>
          </table:table-cell>
          <table:table-cell office:value-type="float" office:value="0.574" calcext:value-type="float">
            <text:p>0,574</text:p>
          </table:table-cell>
          <table:table-cell table:formula="of:=([.G27]+[.H27])/2" office:value-type="float" office:value="0.5595" calcext:value-type="float">
            <text:p>0,5595</text:p>
          </table:table-cell>
          <table:table-cell office:value-type="float" office:value="0.407" calcext:value-type="float">
            <text:p>0,407</text:p>
          </table:table-cell>
          <table:table-cell office:value-type="float" office:value="0.701" calcext:value-type="float">
            <text:p>0,701</text:p>
          </table:table-cell>
          <table:table-cell table:formula="of:=([.J27]+[.K27])/2" office:value-type="float" office:value="0.554" calcext:value-type="float">
            <text:p>0,554</text:p>
          </table:table-cell>
          <table:table-cell office:value-type="float" office:value="0.466" calcext:value-type="float">
            <text:p>0,466</text:p>
          </table:table-cell>
          <table:table-cell office:value-type="float" office:value="0.631" calcext:value-type="float">
            <text:p>0,631</text:p>
          </table:table-cell>
          <table:table-cell table:formula="of:=([.M27]+[.N27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3" calcext:value-type="float">
            <text:p>0,563</text:p>
          </table:table-cell>
          <table:table-cell office:value-type="float" office:value="0.544" calcext:value-type="float">
            <text:p>0,544</text:p>
          </table:table-cell>
          <table:table-cell office:value-type="float" office:value="0.574" calcext:value-type="float">
            <text:p>0,574</text:p>
          </table:table-cell>
          <table:table-cell table:formula="of:=([.G28]+[.H28])/2" office:value-type="float" office:value="0.559" calcext:value-type="float">
            <text:p>0,559</text:p>
          </table:table-cell>
          <table:table-cell office:value-type="float" office:value="0.413" calcext:value-type="float">
            <text:p>0,413</text:p>
          </table:table-cell>
          <table:table-cell office:value-type="float" office:value="0.696" calcext:value-type="float">
            <text:p>0,696</text:p>
          </table:table-cell>
          <table:table-cell table:formula="of:=([.J28]+[.K28])/2" office:value-type="float" office:value="0.5545" calcext:value-type="float">
            <text:p>0,554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29" calcext:value-type="float">
            <text:p>0,629</text:p>
          </table:table-cell>
          <table:table-cell table:formula="of:=([.M28]+[.N28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/>
          <table:table-cell table:number-columns-repeated="3"/>
          <table:table-cell table:formula="of:=([.G29]+[.H29])/2" office:value-type="float" office:value="0" calcext:value-type="float">
            <text:p>0</text:p>
          </table:table-cell>
          <table:table-cell table:number-columns-repeated="2"/>
          <table:table-cell table:formula="of:=([.J29]+[.K29])/2" office:value-type="float" office:value="0" calcext:value-type="float">
            <text:p>0</text:p>
          </table:table-cell>
          <table:table-cell table:number-columns-repeated="2"/>
          <table:table-cell table:formula="of:=([.M29]+[.N29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/>
          <table:table-cell table:number-columns-repeated="3"/>
          <table:table-cell table:formula="of:=([.G30]+[.H30])/2" office:value-type="float" office:value="0" calcext:value-type="float">
            <text:p>0</text:p>
          </table:table-cell>
          <table:table-cell table:number-columns-repeated="2"/>
          <table:table-cell table:formula="of:=([.J30]+[.K30])/2" office:value-type="float" office:value="0" calcext:value-type="float">
            <text:p>0</text:p>
          </table:table-cell>
          <table:table-cell table:number-columns-repeated="2"/>
          <table:table-cell table:formula="of:=([.M30]+[.N30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1]+[.H31])/2" office:value-type="float" office:value="0" calcext:value-type="float">
            <text:p>0</text:p>
          </table:table-cell>
          <table:table-cell table:number-columns-repeated="2"/>
          <table:table-cell table:formula="of:=([.J31]+[.K31])/2" office:value-type="float" office:value="0" calcext:value-type="float">
            <text:p>0</text:p>
          </table:table-cell>
          <table:table-cell table:number-columns-repeated="2"/>
          <table:table-cell table:formula="of:=([.M31]+[.N31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2]+[.H32])/2" office:value-type="float" office:value="0" calcext:value-type="float">
            <text:p>0</text:p>
          </table:table-cell>
          <table:table-cell table:number-columns-repeated="2"/>
          <table:table-cell table:formula="of:=([.J32]+[.K32])/2" office:value-type="float" office:value="0" calcext:value-type="float">
            <text:p>0</text:p>
          </table:table-cell>
          <table:table-cell table:number-columns-repeated="2"/>
          <table:table-cell table:formula="of:=([.M32]+[.N32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3]+[.H33])/2" office:value-type="float" office:value="0" calcext:value-type="float">
            <text:p>0</text:p>
          </table:table-cell>
          <table:table-cell table:number-columns-repeated="2"/>
          <table:table-cell table:formula="of:=([.J33]+[.K33])/2" office:value-type="float" office:value="0" calcext:value-type="float">
            <text:p>0</text:p>
          </table:table-cell>
          <table:table-cell table:number-columns-repeated="2"/>
          <table:table-cell table:formula="of:=([.M33]+[.N33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4]+[.H34])/2" office:value-type="float" office:value="0" calcext:value-type="float">
            <text:p>0</text:p>
          </table:table-cell>
          <table:table-cell table:number-columns-repeated="2"/>
          <table:table-cell table:formula="of:=([.J34]+[.K34])/2" office:value-type="float" office:value="0" calcext:value-type="float">
            <text:p>0</text:p>
          </table:table-cell>
          <table:table-cell table:number-columns-repeated="2"/>
          <table:table-cell table:formula="of:=([.M34]+[.N34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5]+[.H35])/2" office:value-type="float" office:value="0" calcext:value-type="float">
            <text:p>0</text:p>
          </table:table-cell>
          <table:table-cell table:number-columns-repeated="2"/>
          <table:table-cell table:formula="of:=([.J35]+[.K35])/2" office:value-type="float" office:value="0" calcext:value-type="float">
            <text:p>0</text:p>
          </table:table-cell>
          <table:table-cell table:number-columns-repeated="2"/>
          <table:table-cell table:formula="of:=([.M35]+[.N35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36]+[.H36])/2" office:value-type="float" office:value="0" calcext:value-type="float">
            <text:p>0</text:p>
          </table:table-cell>
          <table:table-cell table:number-columns-repeated="2"/>
          <table:table-cell table:formula="of:=([.J36]+[.K36])/2" office:value-type="float" office:value="0" calcext:value-type="float">
            <text:p>0</text:p>
          </table:table-cell>
          <table:table-cell table:number-columns-repeated="2"/>
          <table:table-cell table:formula="of:=([.M36]+[.N36])/2" office:value-type="float" office:value="0" calcext:value-type="float">
            <text:p>0</text:p>
          </table:table-cell>
        </table:table-row>
        <table:table-row table:style-name="ro2" table:number-rows-repeated="7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46]+[.H46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46]+[.K46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46]+[.N46])/2" office:value-type="float" office:value="0.5345" calcext:value-type="float">
            <text:p>0,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47]+[.H47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47]+[.K47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47]+[.N47])/2" office:value-type="float" office:value="0.5315" calcext:value-type="float">
            <text:p>0,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48]+[.H48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48]+[.K48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48]+[.N48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number-columns-repeated="3"/>
          <table:table-cell table:formula="of:=([.G49]+[.H49])/2" office:value-type="float" office:value="0" calcext:value-type="float">
            <text:p>0</text:p>
          </table:table-cell>
          <table:table-cell table:number-columns-repeated="2"/>
          <table:table-cell table:formula="of:=([.J49]+[.K49])/2" office:value-type="float" office:value="0" calcext:value-type="float">
            <text:p>0</text:p>
          </table:table-cell>
          <table:table-cell table:number-columns-repeated="2"/>
          <table:table-cell table:formula="of:=([.M49]+[.N49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number-columns-repeated="3"/>
          <table:table-cell table:formula="of:=([.G50]+[.H50])/2" office:value-type="float" office:value="0" calcext:value-type="float">
            <text:p>0</text:p>
          </table:table-cell>
          <table:table-cell table:number-columns-repeated="2"/>
          <table:table-cell table:formula="of:=([.J50]+[.K50])/2" office:value-type="float" office:value="0" calcext:value-type="float">
            <text:p>0</text:p>
          </table:table-cell>
          <table:table-cell table:number-columns-repeated="2"/>
          <table:table-cell table:formula="of:=([.M50]+[.N50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1]+[.H51])/2" office:value-type="float" office:value="0" calcext:value-type="float">
            <text:p>0</text:p>
          </table:table-cell>
          <table:table-cell table:number-columns-repeated="2"/>
          <table:table-cell table:formula="of:=([.J51]+[.K51])/2" office:value-type="float" office:value="0" calcext:value-type="float">
            <text:p>0</text:p>
          </table:table-cell>
          <table:table-cell table:number-columns-repeated="2"/>
          <table:table-cell table:formula="of:=([.M51]+[.N51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2]+[.H52])/2" office:value-type="float" office:value="0" calcext:value-type="float">
            <text:p>0</text:p>
          </table:table-cell>
          <table:table-cell table:number-columns-repeated="2"/>
          <table:table-cell table:formula="of:=([.J52]+[.K52])/2" office:value-type="float" office:value="0" calcext:value-type="float">
            <text:p>0</text:p>
          </table:table-cell>
          <table:table-cell table:number-columns-repeated="2"/>
          <table:table-cell table:formula="of:=([.M52]+[.N52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3]+[.H53])/2" office:value-type="float" office:value="0" calcext:value-type="float">
            <text:p>0</text:p>
          </table:table-cell>
          <table:table-cell table:number-columns-repeated="2"/>
          <table:table-cell table:formula="of:=([.J53]+[.K53])/2" office:value-type="float" office:value="0" calcext:value-type="float">
            <text:p>0</text:p>
          </table:table-cell>
          <table:table-cell table:number-columns-repeated="2"/>
          <table:table-cell table:formula="of:=([.M53]+[.N53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4]+[.H54])/2" office:value-type="float" office:value="0" calcext:value-type="float">
            <text:p>0</text:p>
          </table:table-cell>
          <table:table-cell table:number-columns-repeated="2"/>
          <table:table-cell table:formula="of:=([.J54]+[.K54])/2" office:value-type="float" office:value="0" calcext:value-type="float">
            <text:p>0</text:p>
          </table:table-cell>
          <table:table-cell table:number-columns-repeated="2"/>
          <table:table-cell table:formula="of:=([.M54]+[.N54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5]+[.H55])/2" office:value-type="float" office:value="0" calcext:value-type="float">
            <text:p>0</text:p>
          </table:table-cell>
          <table:table-cell table:number-columns-repeated="2"/>
          <table:table-cell table:formula="of:=([.J55]+[.K55])/2" office:value-type="float" office:value="0" calcext:value-type="float">
            <text:p>0</text:p>
          </table:table-cell>
          <table:table-cell table:number-columns-repeated="2"/>
          <table:table-cell table:formula="of:=([.M55]+[.N55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6]+[.H56])/2" office:value-type="float" office:value="0" calcext:value-type="float">
            <text:p>0</text:p>
          </table:table-cell>
          <table:table-cell table:number-columns-repeated="2"/>
          <table:table-cell table:formula="of:=([.J56]+[.K56])/2" office:value-type="float" office:value="0" calcext:value-type="float">
            <text:p>0</text:p>
          </table:table-cell>
          <table:table-cell table:number-columns-repeated="2"/>
          <table:table-cell table:formula="of:=([.M56]+[.N56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7]+[.H57])/2" office:value-type="float" office:value="0" calcext:value-type="float">
            <text:p>0</text:p>
          </table:table-cell>
          <table:table-cell table:number-columns-repeated="2"/>
          <table:table-cell table:formula="of:=([.J57]+[.K57])/2" office:value-type="float" office:value="0" calcext:value-type="float">
            <text:p>0</text:p>
          </table:table-cell>
          <table:table-cell table:number-columns-repeated="2"/>
          <table:table-cell table:formula="of:=([.M57]+[.N57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8]+[.H58])/2" office:value-type="float" office:value="0" calcext:value-type="float">
            <text:p>0</text:p>
          </table:table-cell>
          <table:table-cell table:number-columns-repeated="2"/>
          <table:table-cell table:formula="of:=([.J58]+[.K58])/2" office:value-type="float" office:value="0" calcext:value-type="float">
            <text:p>0</text:p>
          </table:table-cell>
          <table:table-cell table:number-columns-repeated="2"/>
          <table:table-cell table:formula="of:=([.M58]+[.N58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59]+[.H59])/2" office:value-type="float" office:value="0" calcext:value-type="float">
            <text:p>0</text:p>
          </table:table-cell>
          <table:table-cell table:number-columns-repeated="2"/>
          <table:table-cell table:formula="of:=([.J59]+[.K59])/2" office:value-type="float" office:value="0" calcext:value-type="float">
            <text:p>0</text:p>
          </table:table-cell>
          <table:table-cell table:number-columns-repeated="2"/>
          <table:table-cell table:formula="of:=([.M59]+[.N59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60]+[.H60])/2" office:value-type="float" office:value="0" calcext:value-type="float">
            <text:p>0</text:p>
          </table:table-cell>
          <table:table-cell table:number-columns-repeated="2"/>
          <table:table-cell table:formula="of:=([.J60]+[.K60])/2" office:value-type="float" office:value="0" calcext:value-type="float">
            <text:p>0</text:p>
          </table:table-cell>
          <table:table-cell table:number-columns-repeated="2"/>
          <table:table-cell table:formula="of:=([.M60]+[.N60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([.G61]+[.H61])/2" office:value-type="float" office:value="0" calcext:value-type="float">
            <text:p>0</text:p>
          </table:table-cell>
          <table:table-cell table:number-columns-repeated="2"/>
          <table:table-cell table:formula="of:=([.J61]+[.K61])/2" office:value-type="float" office:value="0" calcext:value-type="float">
            <text:p>0</text:p>
          </table:table-cell>
          <table:table-cell table:number-columns-repeated="2"/>
          <table:table-cell table:formula="of:=([.M61]+[.N61])/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0:46:08.30776272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6T12:20:08.762263250</dc:date>
    <meta:editing-duration>PT8H3M19S</meta:editing-duration>
    <meta:editing-cycles>9</meta:editing-cycles>
    <meta:generator>LibreOffice/4.4.7.2$Linux_X86_64 LibreOffice_project/40m0$Build-2</meta:generator>
    <meta:document-statistic meta:table-count="2" meta:cell-count="9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61cm" svg:y="1.958cm" style:legend-expansion="high" chart:style-name="ch2"/>
        <chart:plot-area chart:style-name="ch3" table:cell-range-address="SVM.C41:SVM.C48 SVM.G40:SVM.P48" chart:data-source-has-labels="both" svg:x="1.331cm" svg:y="0.179cm" svg:width="11.11cm" svg:height="7.657cm">
          <chartooo:coordinate-region svg:x="2.243cm" svg:y="0.378cm" svg:width="9.958cm" svg:height="6.413cm"/>
          <chart:axis chart:dimension="x" chart:name="primary-x" chart:style-name="ch4" chartooo:axis-type="auto">
            <chartooo:date-scale/>
            <chart:title svg:x="6.71cm" svg:y="8.015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733cm" svg:y="2.207cm" style:legend-expansion="high" chart:style-name="ch2"/>
        <chart:plot-area chart:style-name="ch3" table:cell-range-address="SVM.G3:SVM.P3 SVM.B4:SVM.B17 SVM.H4:SVM.P17" chart:data-source-has-labels="both" svg:x="1.33cm" svg:y="0.179cm" svg:width="11.084cm" svg:height="7.657cm">
          <chartooo:coordinate-region svg:x="2.242cm" svg:y="0.378cm" svg:width="9.892cm" svg:height="6.413cm"/>
          <chart:axis chart:dimension="x" chart:name="primary-x" chart:style-name="ch4" chartooo:axis-type="auto">
            <chartooo:date-scale/>
            <chart:title svg:x="6.696cm" svg:y="8.015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H4:SVM.H17" chart:label-cell-address="SVM.H3:SVM.H3" chart:class="chart:line">
            <chart:data-point chart:repeated="14"/>
          </chart:series>
          <chart:series chart:style-name="ch10" chart:values-cell-range-address="SVM.I4:SVM.I17" chart:label-cell-address="SVM.I3:SVM.I3" chart:class="chart:line">
            <chart:data-point chart:repeated="14"/>
          </chart:series>
          <chart:series chart:style-name="ch11" chart:values-cell-range-address="SVM.J4:SVM.J17" chart:label-cell-address="SVM.J3:SVM.J3" chart:class="chart:line">
            <chart:data-point chart:repeated="14"/>
          </chart:series>
          <chart:series chart:style-name="ch12" chart:values-cell-range-address="SVM.K4:SVM.K17" chart:label-cell-address="SVM.K3:SVM.K3" chart:class="chart:line">
            <chart:data-point chart:repeated="14"/>
          </chart:series>
          <chart:series chart:style-name="ch13" chart:values-cell-range-address="SVM.L4:SVM.L17" chart:label-cell-address="SVM.L3:SVM.L3" chart:class="chart:line">
            <chart:data-point chart:repeated="14"/>
          </chart:series>
          <chart:series chart:style-name="ch14" chart:values-cell-range-address="SVM.M4:SVM.M17" chart:label-cell-address="SVM.M3:SVM.M3" chart:class="chart:line">
            <chart:data-point chart:repeated="14"/>
          </chart:series>
          <chart:series chart:style-name="ch15" chart:values-cell-range-address="SVM.N4:SVM.N17" chart:label-cell-address="SVM.N3:SVM.N3" chart:class="chart:line">
            <chart:data-point chart:repeated="14"/>
          </chart:series>
          <chart:series chart:style-name="ch16" chart:values-cell-range-address="SVM.O4:SVM.O17" chart:label-cell-address="SVM.O3:SVM.O3" chart:class="chart:line">
            <chart:data-point chart:repeated="14"/>
          </chart:series>
          <chart:series chart:style-name="ch17" chart:values-cell-range-address="SVM.P4:SVM.P17" chart:label-cell-address="SVM.P3:SVM.P3" chart:class="chart:line">
            <chart:data-point chart:repeated="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4 MLP.F3:MLP.O14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4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4" chart:label-cell-address="MLP.F3:MLP.F3" chart:class="chart:line">
            <chart:data-point chart:repeated="11"/>
          </chart:series>
          <chart:series chart:style-name="ch9" chart:values-cell-range-address="MLP.G4:MLP.G14" chart:label-cell-address="MLP.G3:MLP.G3" chart:class="chart:line">
            <chart:data-point chart:repeated="11"/>
          </chart:series>
          <chart:series chart:style-name="ch10" chart:values-cell-range-address="MLP.H4:MLP.H14" chart:label-cell-address="MLP.H3:MLP.H3" chart:class="chart:line">
            <chart:data-point chart:repeated="11"/>
          </chart:series>
          <chart:series chart:style-name="ch11" chart:values-cell-range-address="MLP.I4:MLP.I14" chart:label-cell-address="MLP.I3:MLP.I3" chart:class="chart:line">
            <chart:data-point chart:repeated="11"/>
          </chart:series>
          <chart:series chart:style-name="ch12" chart:values-cell-range-address="MLP.J4:MLP.J14" chart:label-cell-address="MLP.J3:MLP.J3" chart:class="chart:line">
            <chart:data-point chart:repeated="11"/>
          </chart:series>
          <chart:series chart:style-name="ch13" chart:values-cell-range-address="MLP.K4:MLP.K14" chart:label-cell-address="MLP.K3:MLP.K3" chart:class="chart:line">
            <chart:data-point chart:repeated="11"/>
          </chart:series>
          <chart:series chart:style-name="ch14" chart:values-cell-range-address="MLP.L4:MLP.L14" chart:label-cell-address="MLP.L3:MLP.L3" chart:class="chart:line">
            <chart:data-point chart:repeated="11"/>
          </chart:series>
          <chart:series chart:style-name="ch15" chart:values-cell-range-address="MLP.M4:MLP.M14" chart:label-cell-address="MLP.M3:MLP.M3" chart:class="chart:line">
            <chart:data-point chart:repeated="11"/>
          </chart:series>
          <chart:series chart:style-name="ch16" chart:values-cell-range-address="MLP.N4:MLP.N14" chart:label-cell-address="MLP.N3:MLP.N3" chart:class="chart:line">
            <chart:data-point chart:repeated="11"/>
          </chart:series>
          <chart:series chart:style-name="ch17" chart:values-cell-range-address="MLP.O4:MLP.O14" chart:label-cell-address="MLP.O3:MLP.O3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4</svg:desc>
                </draw:g>
              </table:table-cell>
              <table:table-cell office:value-type="float" office:value="0.543">
                <text:p>0.543</text:p>
                <draw:g>
                  <svg:desc>MLP.F4:MLP.F14</svg:desc>
                </draw:g>
              </table:table-cell>
              <table:table-cell office:value-type="float" office:value="0.556">
                <text:p>0.556</text:p>
                <draw:g>
                  <svg:desc>MLP.G4:MLP.G14</svg:desc>
                </draw:g>
              </table:table-cell>
              <table:table-cell office:value-type="float" office:value="0.542">
                <text:p>0.542</text:p>
                <draw:g>
                  <svg:desc>MLP.H4:MLP.H14</svg:desc>
                </draw:g>
              </table:table-cell>
              <table:table-cell office:value-type="float" office:value="0.549">
                <text:p>0.549</text:p>
                <draw:g>
                  <svg:desc>MLP.I4:MLP.I14</svg:desc>
                </draw:g>
              </table:table-cell>
              <table:table-cell office:value-type="float" office:value="0.118">
                <text:p>0.118</text:p>
                <draw:g>
                  <svg:desc>MLP.J4:MLP.J14</svg:desc>
                </draw:g>
              </table:table-cell>
              <table:table-cell office:value-type="float" office:value="0.917">
                <text:p>0.917</text:p>
                <draw:g>
                  <svg:desc>MLP.K4:MLP.K14</svg:desc>
                </draw:g>
              </table:table-cell>
              <table:table-cell office:value-type="float" office:value="0.5175">
                <text:p>0.5175</text:p>
                <draw:g>
                  <svg:desc>MLP.L4:MLP.L14</svg:desc>
                </draw:g>
              </table:table-cell>
              <table:table-cell office:value-type="float" office:value="0.194">
                <text:p>0.194</text:p>
                <draw:g>
                  <svg:desc>MLP.M4:MLP.M14</svg:desc>
                </draw:g>
              </table:table-cell>
              <table:table-cell office:value-type="float" office:value="0.681">
                <text:p>0.681</text:p>
                <draw:g>
                  <svg:desc>MLP.N4:MLP.N14</svg:desc>
                </draw:g>
              </table:table-cell>
              <table:table-cell office:value-type="float" office:value="0.4375">
                <text:p>0.4375</text:p>
                <draw:g>
                  <svg:desc>MLP.O4:MLP.O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1.952cm" style:legend-expansion="high" chart:style-name="ch2"/>
        <chart:plot-area chart:style-name="ch3" table:cell-range-address="MLP.C26:MLP.C36 MLP.F25:MLP.O36" chart:data-source-has-labels="both" svg:x="1.331cm" svg:y="0.179cm" svg:width="11.102cm" svg:height="7.646cm">
          <chartooo:coordinate-region svg:x="2.058cm" svg:y="0.378cm" svg:width="10.375cm" svg:height="6.402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36"/>
          </chart:axis>
          <chart:axis chart:dimension="y" chart:name="primary-y" chart:style-name="ch4">
            <chart:title svg:x="0.451cm" svg:y="4.76cm" chart:style-name="ch6">
              <text:p>Resultats</text:p>
            </chart:title>
            <chart:grid chart:style-name="ch7" chart:class="major"/>
          </chart:axis>
          <chart:series chart:style-name="ch8" chart:values-cell-range-address="MLP.F26:MLP.F36" chart:label-cell-address="MLP.F25:MLP.F25" chart:class="chart:line">
            <chart:data-point chart:repeated="11"/>
          </chart:series>
          <chart:series chart:style-name="ch9" chart:values-cell-range-address="MLP.G26:MLP.G36" chart:label-cell-address="MLP.G25:MLP.G25" chart:class="chart:line">
            <chart:data-point chart:repeated="11"/>
          </chart:series>
          <chart:series chart:style-name="ch10" chart:values-cell-range-address="MLP.H26:MLP.H36" chart:label-cell-address="MLP.H25:MLP.H25" chart:class="chart:line">
            <chart:data-point chart:repeated="11"/>
          </chart:series>
          <chart:series chart:style-name="ch11" chart:values-cell-range-address="MLP.I26:MLP.I36" chart:label-cell-address="MLP.I25:MLP.I25" chart:class="chart:line">
            <chart:data-point chart:repeated="11"/>
          </chart:series>
          <chart:series chart:style-name="ch12" chart:values-cell-range-address="MLP.J26:MLP.J36" chart:label-cell-address="MLP.J25:MLP.J25" chart:class="chart:line">
            <chart:data-point chart:repeated="11"/>
          </chart:series>
          <chart:series chart:style-name="ch13" chart:values-cell-range-address="MLP.K26:MLP.K36" chart:label-cell-address="MLP.K25:MLP.K25" chart:class="chart:line">
            <chart:data-point chart:repeated="11"/>
          </chart:series>
          <chart:series chart:style-name="ch14" chart:values-cell-range-address="MLP.L26:MLP.L36" chart:label-cell-address="MLP.L25:MLP.L25" chart:class="chart:line">
            <chart:data-point chart:repeated="11"/>
          </chart:series>
          <chart:series chart:style-name="ch15" chart:values-cell-range-address="MLP.M26:MLP.M36" chart:label-cell-address="MLP.M25:MLP.M25" chart:class="chart:line">
            <chart:data-point chart:repeated="11"/>
          </chart:series>
          <chart:series chart:style-name="ch16" chart:values-cell-range-address="MLP.N26:MLP.N36" chart:label-cell-address="MLP.N25:MLP.N25" chart:class="chart:line">
            <chart:data-point chart:repeated="11"/>
          </chart:series>
          <chart:series chart:style-name="ch17" chart:values-cell-range-address="MLP.O26:MLP.O36" chart:label-cell-address="MLP.O25:MLP.O25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26:MLP.C36</svg:desc>
                </draw:g>
              </table:table-cell>
              <table:table-cell office:value-type="float" office:value="0.56">
                <text:p>0.56</text:p>
                <draw:g>
                  <svg:desc>MLP.F26:MLP.F36</svg:desc>
                </draw:g>
              </table:table-cell>
              <table:table-cell office:value-type="float" office:value="0.536">
                <text:p>0.536</text:p>
                <draw:g>
                  <svg:desc>MLP.G26:MLP.G36</svg:desc>
                </draw:g>
              </table:table-cell>
              <table:table-cell office:value-type="float" office:value="0.576">
                <text:p>0.576</text:p>
                <draw:g>
                  <svg:desc>MLP.H26:MLP.H36</svg:desc>
                </draw:g>
              </table:table-cell>
              <table:table-cell office:value-type="float" office:value="0.556">
                <text:p>0.556</text:p>
                <draw:g>
                  <svg:desc>MLP.I26:MLP.I36</svg:desc>
                </draw:g>
              </table:table-cell>
              <table:table-cell office:value-type="float" office:value="0.445">
                <text:p>0.445</text:p>
                <draw:g>
                  <svg:desc>MLP.J26:MLP.J36</svg:desc>
                </draw:g>
              </table:table-cell>
              <table:table-cell office:value-type="float" office:value="0.662">
                <text:p>0.662</text:p>
                <draw:g>
                  <svg:desc>MLP.K26:MLP.K36</svg:desc>
                </draw:g>
              </table:table-cell>
              <table:table-cell office:value-type="float" office:value="0.5535">
                <text:p>0.5535</text:p>
                <draw:g>
                  <svg:desc>MLP.L26:MLP.L36</svg:desc>
                </draw:g>
              </table:table-cell>
              <table:table-cell office:value-type="float" office:value="0.487">
                <text:p>0.487</text:p>
                <draw:g>
                  <svg:desc>MLP.M26:MLP.M36</svg:desc>
                </draw:g>
              </table:table-cell>
              <table:table-cell office:value-type="float" office:value="0.616">
                <text:p>0.616</text:p>
                <draw:g>
                  <svg:desc>MLP.N26:MLP.N36</svg:desc>
                </draw:g>
              </table:table-cell>
              <table:table-cell office:value-type="float" office:value="0.5515">
                <text:p>0.5515</text:p>
                <draw:g>
                  <svg:desc>MLP.O26:MLP.O36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46:MLP.C61 MLP.F45:MLP.O61" chart:data-source-has-labels="both" svg:x="1.331cm" svg:y="0.18cm" svg:width="11.1cm" svg:height="7.659cm">
          <chartooo:coordinate-region svg:x="2.064cm" svg:y="0.18cm" svg:width="10.125cm" svg:height="5.546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46:MLP.C61"/>
          </chart:axis>
          <chart:axis chart:dimension="y" chart:name="primary-y" chart:style-name="ch4">
            <chart:title svg:x="0.451cm" svg:y="4.767cm" chart:style-name="ch6">
              <text:p>Resultats</text:p>
            </chart:title>
            <chart:grid chart:style-name="ch7" chart:class="major"/>
          </chart:axis>
          <chart:series chart:style-name="ch8" chart:values-cell-range-address="MLP.F46:MLP.F61" chart:label-cell-address="MLP.F45:MLP.F45" chart:class="chart:line">
            <chart:data-point chart:repeated="16"/>
          </chart:series>
          <chart:series chart:style-name="ch9" chart:values-cell-range-address="MLP.G46:MLP.G61" chart:label-cell-address="MLP.G45:MLP.G45" chart:class="chart:line">
            <chart:data-point chart:repeated="16"/>
          </chart:series>
          <chart:series chart:style-name="ch10" chart:values-cell-range-address="MLP.H46:MLP.H61" chart:label-cell-address="MLP.H45:MLP.H45" chart:class="chart:line">
            <chart:data-point chart:repeated="16"/>
          </chart:series>
          <chart:series chart:style-name="ch11" chart:values-cell-range-address="MLP.I46:MLP.I61" chart:label-cell-address="MLP.I45:MLP.I45" chart:class="chart:line">
            <chart:data-point chart:repeated="16"/>
          </chart:series>
          <chart:series chart:style-name="ch12" chart:values-cell-range-address="MLP.J46:MLP.J61" chart:label-cell-address="MLP.J45:MLP.J45" chart:class="chart:line">
            <chart:data-point chart:repeated="16"/>
          </chart:series>
          <chart:series chart:style-name="ch13" chart:values-cell-range-address="MLP.K46:MLP.K61" chart:label-cell-address="MLP.K45:MLP.K45" chart:class="chart:line">
            <chart:data-point chart:repeated="16"/>
          </chart:series>
          <chart:series chart:style-name="ch14" chart:values-cell-range-address="MLP.L46:MLP.L61" chart:label-cell-address="MLP.L45:MLP.L45" chart:class="chart:line">
            <chart:data-point chart:repeated="16"/>
          </chart:series>
          <chart:series chart:style-name="ch15" chart:values-cell-range-address="MLP.M46:MLP.M61" chart:label-cell-address="MLP.M45:MLP.M45" chart:class="chart:line">
            <chart:data-point chart:repeated="16"/>
          </chart:series>
          <chart:series chart:style-name="ch16" chart:values-cell-range-address="MLP.N46:MLP.N61" chart:label-cell-address="MLP.N45:MLP.N45" chart:class="chart:line">
            <chart:data-point chart:repeated="16"/>
          </chart:series>
          <chart:series chart:style-name="ch17" chart:values-cell-range-address="MLP.O46:MLP.O61" chart:label-cell-address="MLP.O45:MLP.O4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5:MLP.F45</svg:desc>
                </draw:g>
              </table:table-cell>
              <table:table-cell office:value-type="string">
                <text:p>precision C0</text:p>
                <draw:g>
                  <svg:desc>MLP.G45:MLP.G45</svg:desc>
                </draw:g>
              </table:table-cell>
              <table:table-cell office:value-type="string">
                <text:p>precision C1</text:p>
                <draw:g>
                  <svg:desc>MLP.H45:MLP.H45</svg:desc>
                </draw:g>
              </table:table-cell>
              <table:table-cell office:value-type="string">
                <text:p>precision</text:p>
                <draw:g>
                  <svg:desc>MLP.I45:MLP.I45</svg:desc>
                </draw:g>
              </table:table-cell>
              <table:table-cell office:value-type="string">
                <text:p>recall C0</text:p>
                <draw:g>
                  <svg:desc>MLP.J45:MLP.J45</svg:desc>
                </draw:g>
              </table:table-cell>
              <table:table-cell office:value-type="string">
                <text:p>recall C1</text:p>
                <draw:g>
                  <svg:desc>MLP.K45:MLP.K45</svg:desc>
                </draw:g>
              </table:table-cell>
              <table:table-cell office:value-type="string">
                <text:p>recall</text:p>
                <draw:g>
                  <svg:desc>MLP.L45:MLP.L45</svg:desc>
                </draw:g>
              </table:table-cell>
              <table:table-cell office:value-type="string">
                <text:p>f score C0</text:p>
                <draw:g>
                  <svg:desc>MLP.M45:MLP.M45</svg:desc>
                </draw:g>
              </table:table-cell>
              <table:table-cell office:value-type="string">
                <text:p>f score C1</text:p>
                <draw:g>
                  <svg:desc>MLP.N45:MLP.N45</svg:desc>
                </draw:g>
              </table:table-cell>
              <table:table-cell office:value-type="string">
                <text:p>f score</text:p>
                <draw:g>
                  <svg:desc>MLP.O45:MLP.O45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46:MLP.C61</svg:desc>
                </draw:g>
              </table:table-cell>
              <table:table-cell office:value-type="float" office:value="0.551">
                <text:p>0.551</text:p>
                <draw:g>
                  <svg:desc>MLP.F46:MLP.F61</svg:desc>
                </draw:g>
              </table:table-cell>
              <table:table-cell office:value-type="float" office:value="0.527">
                <text:p>0.527</text:p>
                <draw:g>
                  <svg:desc>MLP.G46:MLP.G61</svg:desc>
                </draw:g>
              </table:table-cell>
              <table:table-cell office:value-type="float" office:value="0.564">
                <text:p>0.564</text:p>
                <draw:g>
                  <svg:desc>MLP.H46:MLP.H61</svg:desc>
                </draw:g>
              </table:table-cell>
              <table:table-cell office:value-type="float" office:value="0.5455">
                <text:p>0.5455</text:p>
                <draw:g>
                  <svg:desc>MLP.I46:MLP.I61</svg:desc>
                </draw:g>
              </table:table-cell>
              <table:table-cell office:value-type="float" office:value="0.389">
                <text:p>0.389</text:p>
                <draw:g>
                  <svg:desc>MLP.J46:MLP.J61</svg:desc>
                </draw:g>
              </table:table-cell>
              <table:table-cell office:value-type="float" office:value="0.694">
                <text:p>0.694</text:p>
                <draw:g>
                  <svg:desc>MLP.K46:MLP.K61</svg:desc>
                </draw:g>
              </table:table-cell>
              <table:table-cell office:value-type="float" office:value="0.5415">
                <text:p>0.5415</text:p>
                <draw:g>
                  <svg:desc>MLP.L46:MLP.L61</svg:desc>
                </draw:g>
              </table:table-cell>
              <table:table-cell office:value-type="float" office:value="0.447">
                <text:p>0.447</text:p>
                <draw:g>
                  <svg:desc>MLP.M46:MLP.M61</svg:desc>
                </draw:g>
              </table:table-cell>
              <table:table-cell office:value-type="float" office:value="0.622">
                <text:p>0.622</text:p>
                <draw:g>
                  <svg:desc>MLP.N46:MLP.N61</svg:desc>
                </draw:g>
              </table:table-cell>
              <table:table-cell office:value-type="float" office:value="0.5345">
                <text:p>0.5345</text:p>
                <draw:g>
                  <svg:desc>MLP.O46:MLP.O61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88cm" svg:y="0.315cm" chart:style-name="ch2">
          <text:p>G = 0,015625</text:p>
        </chart:title>
        <chart:legend chart:legend-position="end" svg:x="12.739cm" svg:y="1.953cm" style:legend-expansion="high" chart:style-name="ch3"/>
        <chart:plot-area chart:style-name="ch4" table:cell-range-address="SVM.B74:SVM.B77 SVM.G73:SVM.P77" chart:data-source-has-labels="both" svg:x="1.33cm" svg:y="1.273cm" svg:width="11.09cm" svg:height="6.554cm">
          <chartooo:coordinate-region svg:x="2.242cm" svg:y="1.472cm" svg:width="9.991cm" svg:height="5.708cm"/>
          <chart:axis chart:dimension="x" chart:name="primary-x" chart:style-name="ch5" chartooo:axis-type="auto">
            <chartooo:date-scale/>
            <chart:title svg:x="6.699cm" svg:y="8.006cm" chart:style-name="ch6">
              <text:p>C</text:p>
            </chart:title>
            <chart:categories table:cell-range-address="SVM.B74:SVM.B77"/>
          </chart:axis>
          <chart:axis chart:dimension="y" chart:name="primary-y" chart:style-name="ch7">
            <chart:title svg:x="0.451cm" svg:y="5.308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7" chart:label-cell-address="SVM.G73:SVM.G73" chart:class="chart:line">
            <chart:data-point chart:repeated="4"/>
          </chart:series>
          <chart:series chart:style-name="ch11" chart:values-cell-range-address="SVM.H74:SVM.H77" chart:label-cell-address="SVM.H73:SVM.H73" chart:class="chart:line">
            <chart:data-point chart:repeated="4"/>
          </chart:series>
          <chart:series chart:style-name="ch12" chart:values-cell-range-address="SVM.I74:SVM.I77" chart:label-cell-address="SVM.I73:SVM.I73" chart:class="chart:line">
            <chart:data-point chart:repeated="4"/>
          </chart:series>
          <chart:series chart:style-name="ch13" chart:values-cell-range-address="SVM.J74:SVM.J77" chart:label-cell-address="SVM.J73:SVM.J73" chart:class="chart:line">
            <chart:data-point chart:repeated="4"/>
          </chart:series>
          <chart:series chart:style-name="ch14" chart:values-cell-range-address="SVM.K74:SVM.K77" chart:label-cell-address="SVM.K73:SVM.K73" chart:class="chart:line">
            <chart:data-point chart:repeated="4"/>
          </chart:series>
          <chart:series chart:style-name="ch15" chart:values-cell-range-address="SVM.L74:SVM.L77" chart:label-cell-address="SVM.L73:SVM.L73" chart:class="chart:line">
            <chart:data-point chart:repeated="4"/>
          </chart:series>
          <chart:series chart:style-name="ch16" chart:values-cell-range-address="SVM.M74:SVM.M77" chart:label-cell-address="SVM.M73:SVM.M73" chart:class="chart:line">
            <chart:data-point chart:repeated="4"/>
          </chart:series>
          <chart:series chart:style-name="ch17" chart:values-cell-range-address="SVM.N74:SVM.N77" chart:label-cell-address="SVM.N73:SVM.N73" chart:class="chart:line">
            <chart:data-point chart:repeated="4"/>
          </chart:series>
          <chart:series chart:style-name="ch18" chart:values-cell-range-address="SVM.O74:SVM.O77" chart:label-cell-address="SVM.O73:SVM.O73" chart:class="chart:line">
            <chart:data-point chart:repeated="4"/>
          </chart:series>
          <chart:series chart:style-name="ch19" chart:values-cell-range-address="SVM.P74:SVM.P77" chart:label-cell-address="SVM.P73:SVM.P73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7</svg:desc>
                </draw:g>
              </table:table-cell>
              <table:table-cell office:value-type="float" office:value="0.655">
                <text:p>0.655</text:p>
                <draw:g>
                  <svg:desc>SVM.G74:SVM.G77</svg:desc>
                </draw:g>
              </table:table-cell>
              <table:table-cell office:value-type="float" office:value="0.635">
                <text:p>0.635</text:p>
                <draw:g>
                  <svg:desc>SVM.H74:SVM.H77</svg:desc>
                </draw:g>
              </table:table-cell>
              <table:table-cell office:value-type="float" office:value="0.672">
                <text:p>0.672</text:p>
                <draw:g>
                  <svg:desc>SVM.I74:SVM.I77</svg:desc>
                </draw:g>
              </table:table-cell>
              <table:table-cell office:value-type="float" office:value="0.6535">
                <text:p>0.6535</text:p>
                <draw:g>
                  <svg:desc>SVM.J74:SVM.J77</svg:desc>
                </draw:g>
              </table:table-cell>
              <table:table-cell office:value-type="float" office:value="0.622">
                <text:p>0.622</text:p>
                <draw:g>
                  <svg:desc>SVM.K74:SVM.K77</svg:desc>
                </draw:g>
              </table:table-cell>
              <table:table-cell office:value-type="float" office:value="0.684">
                <text:p>0.684</text:p>
                <draw:g>
                  <svg:desc>SVM.L74:SVM.L77</svg:desc>
                </draw:g>
              </table:table-cell>
              <table:table-cell office:value-type="float" office:value="0.653">
                <text:p>0.653</text:p>
                <draw:g>
                  <svg:desc>SVM.M74:SVM.M77</svg:desc>
                </draw:g>
              </table:table-cell>
              <table:table-cell office:value-type="float" office:value="0.628">
                <text:p>0.628</text:p>
                <draw:g>
                  <svg:desc>SVM.N74:SVM.N77</svg:desc>
                </draw:g>
              </table:table-cell>
              <table:table-cell office:value-type="float" office:value="0.678">
                <text:p>0.678</text:p>
                <draw:g>
                  <svg:desc>SVM.O74:SVM.O77</svg:desc>
                </draw:g>
              </table:table-cell>
              <table:table-cell office:value-type="float" office:value="0.653">
                <text:p>0.653</text:p>
                <draw:g>
                  <svg:desc>SVM.P74:SVM.P7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G = 0,03125</text:p>
        </chart:title>
        <chart:legend chart:legend-position="end" svg:x="12.751cm" svg:y="1.96cm" style:legend-expansion="high" chart:style-name="ch3"/>
        <chart:plot-area chart:style-name="ch4" table:cell-range-address="SVM.B78:SVM.B81 SVM.G73:SVM.P73 SVM.G78:SVM.P81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78:SVM.B81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78:SVM.G81" chart:label-cell-address="SVM.G73:SVM.G73" chart:class="chart:line">
            <chart:data-point chart:repeated="4"/>
          </chart:series>
          <chart:series chart:style-name="ch10" chart:values-cell-range-address="SVM.H78:SVM.H81" chart:label-cell-address="SVM.H73:SVM.H73" chart:class="chart:line">
            <chart:data-point chart:repeated="4"/>
          </chart:series>
          <chart:series chart:style-name="ch11" chart:values-cell-range-address="SVM.I78:SVM.I81" chart:label-cell-address="SVM.I73:SVM.I73" chart:class="chart:line">
            <chart:data-point chart:repeated="4"/>
          </chart:series>
          <chart:series chart:style-name="ch12" chart:values-cell-range-address="SVM.J78:SVM.J81" chart:label-cell-address="SVM.J73:SVM.J73" chart:class="chart:line">
            <chart:data-point chart:repeated="4"/>
          </chart:series>
          <chart:series chart:style-name="ch13" chart:values-cell-range-address="SVM.K78:SVM.K81" chart:label-cell-address="SVM.K73:SVM.K73" chart:class="chart:line">
            <chart:data-point chart:repeated="4"/>
          </chart:series>
          <chart:series chart:style-name="ch14" chart:values-cell-range-address="SVM.L78:SVM.L81" chart:label-cell-address="SVM.L73:SVM.L73" chart:class="chart:line">
            <chart:data-point chart:repeated="4"/>
          </chart:series>
          <chart:series chart:style-name="ch15" chart:values-cell-range-address="SVM.M78:SVM.M81" chart:label-cell-address="SVM.M73:SVM.M73" chart:class="chart:line">
            <chart:data-point chart:repeated="4"/>
          </chart:series>
          <chart:series chart:style-name="ch16" chart:values-cell-range-address="SVM.N78:SVM.N81" chart:label-cell-address="SVM.N73:SVM.N73" chart:class="chart:line">
            <chart:data-point chart:repeated="4"/>
          </chart:series>
          <chart:series chart:style-name="ch17" chart:values-cell-range-address="SVM.O78:SVM.O81" chart:label-cell-address="SVM.O73:SVM.O73" chart:class="chart:line">
            <chart:data-point chart:repeated="4"/>
          </chart:series>
          <chart:series chart:style-name="ch18" chart:values-cell-range-address="SVM.P78:SVM.P81" chart:label-cell-address="SVM.P73:SVM.P73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8:SVM.B81</svg:desc>
                </draw:g>
              </table:table-cell>
              <table:table-cell office:value-type="float" office:value="0.652">
                <text:p>0.652</text:p>
                <draw:g>
                  <svg:desc>SVM.G78:SVM.G81</svg:desc>
                </draw:g>
              </table:table-cell>
              <table:table-cell office:value-type="float" office:value="0.63">
                <text:p>0.63</text:p>
                <draw:g>
                  <svg:desc>SVM.H78:SVM.H81</svg:desc>
                </draw:g>
              </table:table-cell>
              <table:table-cell office:value-type="float" office:value="0.672">
                <text:p>0.672</text:p>
                <draw:g>
                  <svg:desc>SVM.I78:SVM.I81</svg:desc>
                </draw:g>
              </table:table-cell>
              <table:table-cell office:value-type="float" office:value="0.651">
                <text:p>0.651</text:p>
                <draw:g>
                  <svg:desc>SVM.J78:SVM.J81</svg:desc>
                </draw:g>
              </table:table-cell>
              <table:table-cell office:value-type="float" office:value="0.628">
                <text:p>0.628</text:p>
                <draw:g>
                  <svg:desc>SVM.K78:SVM.K81</svg:desc>
                </draw:g>
              </table:table-cell>
              <table:table-cell office:value-type="float" office:value="0.674">
                <text:p>0.674</text:p>
                <draw:g>
                  <svg:desc>SVM.L78:SVM.L81</svg:desc>
                </draw:g>
              </table:table-cell>
              <table:table-cell office:value-type="float" office:value="0.651">
                <text:p>0.651</text:p>
                <draw:g>
                  <svg:desc>SVM.M78:SVM.M81</svg:desc>
                </draw:g>
              </table:table-cell>
              <table:table-cell office:value-type="float" office:value="0.629">
                <text:p>0.629</text:p>
                <draw:g>
                  <svg:desc>SVM.N78:SVM.N81</svg:desc>
                </draw:g>
              </table:table-cell>
              <table:table-cell office:value-type="float" office:value="0.673">
                <text:p>0.673</text:p>
                <draw:g>
                  <svg:desc>SVM.O78:SVM.O81</svg:desc>
                </draw:g>
              </table:table-cell>
              <table:table-cell office:value-type="float" office:value="0.651">
                <text:p>0.651</text:p>
                <draw:g>
                  <svg:desc>SVM.P78:SVM.P8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